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 style:data-style-name="N10000"/>
    <style:style style:name="ce2" style:family="table-cell" style:parent-style-name="Default" style:data-style-name="N10099"/>
    <style:style style:name="ce3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4421.73" calcext:value-type="float">
            <text:p>4421.73</text:p>
          </table:table-cell>
          <table:table-cell table:formula="of:=[.D4]-1000" office:value-type="float" office:value="3421.73" calcext:value-type="float">
            <text:p>3421.73</text:p>
          </table:table-cell>
        </table:table-row>
        <table:table-row table:style-name="ro1">
          <table:table-cell table:number-columns-repeated="4"/>
          <table:table-cell table:formula="of:=[.C4]/[.E4]" office:value-type="float" office:value="0.379924774894571" calcext:value-type="float">
            <text:p>0.3799247749</text:p>
          </table:table-cell>
        </table:table-row>
      </table:table>
      <table:table table:name="Single Chamber" table:style-name="ta1">
        <table:shapes>
          <draw:frame draw:z-index="0" draw:style-name="gr1" draw:text-style-name="P1" svg:width="159.99mm" svg:height="89.99mm" svg:x="158.6mm" svg:y="8.44mm">
            <loext:p draw:notify-on-update-of-ranges="'Single Chamber'.B3:'Single Chamber'.B103 'Single Chamber'.B1:'Single Chamber'.B1 'Single Chamber'.C3:'Single Chamber'.C103 'Single Chamber'.E3:'Single Chamber'.E22 'Single Chamber'.E1:'Single Chamber'.E1 'Single Chamber'.G3:'Single Chamber'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Decompression Calculation</text:p>
          </table:table-cell>
          <table:table-cell table:number-columns-repeated="2"/>
          <table:table-cell office:value-type="string" calcext:value-type="string">
            <text:p>Pagani &amp; Carrera (2016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<text:s text:c="2"/>PRESSURE (Pa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ress [kPa]</text:p>
          </table:table-cell>
          <table:table-cell office:value-type="string" calcext:value-type="string">
            <text:p>Press [Pa]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0" calcext:value-type="float">
            <text:p>0,000</text:p>
          </table:table-cell>
          <table:table-cell office:value-type="float" office:value="117013" calcext:value-type="float">
            <text:p>117013</text:p>
          </table:table-cell>
          <table:table-cell/>
          <table:table-cell table:style-name="ce3" office:value-type="float" office:value="0" calcext:value-type="float">
            <text:p>0,000</text:p>
          </table:table-cell>
          <table:table-cell office:value-type="float" office:value="116.937" calcext:value-type="float">
            <text:p>116.937</text:p>
          </table:table-cell>
          <table:table-cell table:formula="of:=[.F3]*1000" office:value-type="float" office:value="116937" calcext:value-type="float">
            <text:p>116937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1" calcext:value-type="float">
            <text:p>0.001</text:p>
          </table:table-cell>
          <table:table-cell office:value-type="float" office:value="113794.1" calcext:value-type="float">
            <text:p>113794.1</text:p>
          </table:table-cell>
          <table:table-cell/>
          <table:table-cell table:style-name="ce3" office:value-type="float" office:value="0.00369637" calcext:value-type="float">
            <text:p>0,004</text:p>
          </table:table-cell>
          <table:table-cell office:value-type="float" office:value="105.339" calcext:value-type="float">
            <text:p>105.339</text:p>
          </table:table-cell>
          <table:table-cell table:formula="of:=[.F4]*1000" office:value-type="float" office:value="105339" calcext:value-type="float">
            <text:p>105339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2" calcext:value-type="float">
            <text:p>0.002</text:p>
          </table:table-cell>
          <table:table-cell office:value-type="float" office:value="110676" calcext:value-type="float">
            <text:p>110676</text:p>
          </table:table-cell>
          <table:table-cell/>
          <table:table-cell table:style-name="ce3" office:value-type="float" office:value="0.00726073" calcext:value-type="float">
            <text:p>0,007</text:p>
          </table:table-cell>
          <table:table-cell office:value-type="float" office:value="95.4923" calcext:value-type="float">
            <text:p>95.4923</text:p>
          </table:table-cell>
          <table:table-cell table:formula="of:=[.F5]*1000" office:value-type="float" office:value="95492.3" calcext:value-type="float">
            <text:p>95492.3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3" calcext:value-type="float">
            <text:p>0.003</text:p>
          </table:table-cell>
          <table:table-cell office:value-type="float" office:value="107655.1" calcext:value-type="float">
            <text:p>107655.1</text:p>
          </table:table-cell>
          <table:table-cell/>
          <table:table-cell table:style-name="ce3" office:value-type="float" office:value="0.0113531" calcext:value-type="float">
            <text:p>0,011</text:p>
          </table:table-cell>
          <table:table-cell office:value-type="float" office:value="85.8643" calcext:value-type="float">
            <text:p>85.8643</text:p>
          </table:table-cell>
          <table:table-cell table:formula="of:=[.F6]*1000" office:value-type="float" office:value="85864.3" calcext:value-type="float">
            <text:p>85864.3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4" calcext:value-type="float">
            <text:p>0.004</text:p>
          </table:table-cell>
          <table:table-cell office:value-type="float" office:value="104728.1" calcext:value-type="float">
            <text:p>104728.1</text:p>
          </table:table-cell>
          <table:table-cell/>
          <table:table-cell table:style-name="ce3" office:value-type="float" office:value="0.0149175" calcext:value-type="float">
            <text:p>0,015</text:p>
          </table:table-cell>
          <table:table-cell office:value-type="float" office:value="77.9869" calcext:value-type="float">
            <text:p>77.9869</text:p>
          </table:table-cell>
          <table:table-cell table:formula="of:=[.F7]*1000" office:value-type="float" office:value="77986.9" calcext:value-type="float">
            <text:p>77986.9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5" calcext:value-type="float">
            <text:p>0.005</text:p>
          </table:table-cell>
          <table:table-cell office:value-type="float" office:value="101891.7" calcext:value-type="float">
            <text:p>101891.7</text:p>
          </table:table-cell>
          <table:table-cell/>
          <table:table-cell table:style-name="ce3" office:value-type="float" office:value="0.0186139" calcext:value-type="float">
            <text:p>0,019</text:p>
          </table:table-cell>
          <table:table-cell office:value-type="float" office:value="70.7659" calcext:value-type="float">
            <text:p>70.7659</text:p>
          </table:table-cell>
          <table:table-cell table:formula="of:=[.F8]*1000" office:value-type="float" office:value="70765.9" calcext:value-type="float">
            <text:p>70765.9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6" calcext:value-type="float">
            <text:p>0.006</text:p>
          </table:table-cell>
          <table:table-cell office:value-type="float" office:value="99142.8" calcext:value-type="float">
            <text:p>99142.8</text:p>
          </table:table-cell>
          <table:table-cell/>
          <table:table-cell table:style-name="ce3" office:value-type="float" office:value="0.0225743" calcext:value-type="float">
            <text:p>0,023</text:p>
          </table:table-cell>
          <table:table-cell office:value-type="float" office:value="63.7637" calcext:value-type="float">
            <text:p>63.7637</text:p>
          </table:table-cell>
          <table:table-cell table:formula="of:=[.F9]*1000" office:value-type="float" office:value="63763.7" calcext:value-type="float">
            <text:p>63763.7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7" calcext:value-type="float">
            <text:p>0.007</text:p>
          </table:table-cell>
          <table:table-cell office:value-type="float" office:value="96478.3" calcext:value-type="float">
            <text:p>96478.3</text:p>
          </table:table-cell>
          <table:table-cell/>
          <table:table-cell table:style-name="ce3" office:value-type="float" office:value="0.0261386" calcext:value-type="float">
            <text:p>0,026</text:p>
          </table:table-cell>
          <table:table-cell office:value-type="float" office:value="58.2932" calcext:value-type="float">
            <text:p>58.2932</text:p>
          </table:table-cell>
          <table:table-cell table:formula="of:=[.F10]*1000" office:value-type="float" office:value="58293.2" calcext:value-type="float">
            <text:p>58293.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8" calcext:value-type="float">
            <text:p>0.008</text:p>
          </table:table-cell>
          <table:table-cell office:value-type="float" office:value="93895.3" calcext:value-type="float">
            <text:p>93895.3</text:p>
          </table:table-cell>
          <table:table-cell/>
          <table:table-cell table:style-name="ce3" office:value-type="float" office:value="0.029967" calcext:value-type="float">
            <text:p>0,030</text:p>
          </table:table-cell>
          <table:table-cell office:value-type="float" office:value="52.8228" calcext:value-type="float">
            <text:p>52.8228</text:p>
          </table:table-cell>
          <table:table-cell table:formula="of:=[.F11]*1000" office:value-type="float" office:value="52822.8" calcext:value-type="float">
            <text:p>52822.8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9" calcext:value-type="float">
            <text:p>0.009</text:p>
          </table:table-cell>
          <table:table-cell office:value-type="float" office:value="91391" calcext:value-type="float">
            <text:p>91391</text:p>
          </table:table-cell>
          <table:table-cell/>
          <table:table-cell table:style-name="ce3" office:value-type="float" office:value="0.0320792" calcext:value-type="float">
            <text:p>0,032</text:p>
          </table:table-cell>
          <table:table-cell office:value-type="float" office:value="49.7593" calcext:value-type="float">
            <text:p>49.7593</text:p>
          </table:table-cell>
          <table:table-cell table:formula="of:=[.F12]*1000" office:value-type="float" office:value="49759.3" calcext:value-type="float">
            <text:p>49759.3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" calcext:value-type="float">
            <text:p>0.01</text:p>
          </table:table-cell>
          <table:table-cell office:value-type="float" office:value="88962.8" calcext:value-type="float">
            <text:p>88962.8</text:p>
          </table:table-cell>
          <table:table-cell/>
          <table:table-cell table:style-name="ce3" office:value-type="float" office:value="0.0365677" calcext:value-type="float">
            <text:p>0,037</text:p>
          </table:table-cell>
          <table:table-cell office:value-type="float" office:value="44.9453" calcext:value-type="float">
            <text:p>44.9453</text:p>
          </table:table-cell>
          <table:table-cell table:formula="of:=[.F13]*1000" office:value-type="float" office:value="44945.3" calcext:value-type="float">
            <text:p>44945.3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1" calcext:value-type="float">
            <text:p>0.011</text:p>
          </table:table-cell>
          <table:table-cell office:value-type="float" office:value="86608.1" calcext:value-type="float">
            <text:p>86608.1</text:p>
          </table:table-cell>
          <table:table-cell/>
          <table:table-cell table:style-name="ce3" office:value-type="float" office:value="0.040396" calcext:value-type="float">
            <text:p>0,040</text:p>
          </table:table-cell>
          <table:table-cell office:value-type="float" office:value="41.0066" calcext:value-type="float">
            <text:p>41.0066</text:p>
          </table:table-cell>
          <table:table-cell table:formula="of:=[.F14]*1000" office:value-type="float" office:value="41006.6" calcext:value-type="float">
            <text:p>41006.6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2" calcext:value-type="float">
            <text:p>0.012</text:p>
          </table:table-cell>
          <table:table-cell office:value-type="float" office:value="84324.3" calcext:value-type="float">
            <text:p>84324.3</text:p>
          </table:table-cell>
          <table:table-cell/>
          <table:table-cell table:style-name="ce3" office:value-type="float" office:value="0.0443564" calcext:value-type="float">
            <text:p>0,044</text:p>
          </table:table-cell>
          <table:table-cell office:value-type="float" office:value="37.0678" calcext:value-type="float">
            <text:p>37.0678</text:p>
          </table:table-cell>
          <table:table-cell table:formula="of:=[.F15]*1000" office:value-type="float" office:value="37067.8" calcext:value-type="float">
            <text:p>37067.8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3" calcext:value-type="float">
            <text:p>0.013</text:p>
          </table:table-cell>
          <table:table-cell office:value-type="float" office:value="82109.1" calcext:value-type="float">
            <text:p>82109.1</text:p>
          </table:table-cell>
          <table:table-cell/>
          <table:table-cell table:style-name="ce3" office:value-type="float" office:value="0.0484488" calcext:value-type="float">
            <text:p>0,048</text:p>
          </table:table-cell>
          <table:table-cell office:value-type="float" office:value="34.2232" calcext:value-type="float">
            <text:p>34.2232</text:p>
          </table:table-cell>
          <table:table-cell table:formula="of:=[.F16]*1000" office:value-type="float" office:value="34223.2" calcext:value-type="float">
            <text:p>34223.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4" calcext:value-type="float">
            <text:p>0.014</text:p>
          </table:table-cell>
          <table:table-cell office:value-type="float" office:value="79960.1" calcext:value-type="float">
            <text:p>79960.1</text:p>
          </table:table-cell>
          <table:table-cell/>
          <table:table-cell table:style-name="ce3" office:value-type="float" office:value="0.0525413" calcext:value-type="float">
            <text:p>0,053</text:p>
          </table:table-cell>
          <table:table-cell office:value-type="float" office:value="31.8162" calcext:value-type="float">
            <text:p>31.8162</text:p>
          </table:table-cell>
          <table:table-cell table:formula="of:=[.F17]*1000" office:value-type="float" office:value="31816.2" calcext:value-type="float">
            <text:p>31816.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5" calcext:value-type="float">
            <text:p>0.015</text:p>
          </table:table-cell>
          <table:table-cell office:value-type="float" office:value="77875.2" calcext:value-type="float">
            <text:p>77875.2</text:p>
          </table:table-cell>
          <table:table-cell/>
          <table:table-cell table:style-name="ce3" office:value-type="float" office:value="0.0566337" calcext:value-type="float">
            <text:p>0,057</text:p>
          </table:table-cell>
          <table:table-cell office:value-type="float" office:value="29.4092" calcext:value-type="float">
            <text:p>29.4092</text:p>
          </table:table-cell>
          <table:table-cell table:formula="of:=[.F18]*1000" office:value-type="float" office:value="29409.2" calcext:value-type="float">
            <text:p>29409.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6" calcext:value-type="float">
            <text:p>0.016</text:p>
          </table:table-cell>
          <table:table-cell office:value-type="float" office:value="75852.1" calcext:value-type="float">
            <text:p>75852.1</text:p>
          </table:table-cell>
          <table:table-cell/>
          <table:table-cell table:style-name="ce3" office:value-type="float" office:value="0.06033" calcext:value-type="float">
            <text:p>0,060</text:p>
          </table:table-cell>
          <table:table-cell office:value-type="float" office:value="27.8775" calcext:value-type="float">
            <text:p>27.8775</text:p>
          </table:table-cell>
          <table:table-cell table:formula="of:=[.F19]*1000" office:value-type="float" office:value="27877.5" calcext:value-type="float">
            <text:p>27877.5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7" calcext:value-type="float">
            <text:p>0.017</text:p>
          </table:table-cell>
          <table:table-cell office:value-type="float" office:value="73888.9" calcext:value-type="float">
            <text:p>73888.9</text:p>
          </table:table-cell>
          <table:table-cell/>
          <table:table-cell table:style-name="ce3" office:value-type="float" office:value="0.0642904" calcext:value-type="float">
            <text:p>0,064</text:p>
          </table:table-cell>
          <table:table-cell office:value-type="float" office:value="26.7834" calcext:value-type="float">
            <text:p>26.7834</text:p>
          </table:table-cell>
          <table:table-cell table:formula="of:=[.F20]*1000" office:value-type="float" office:value="26783.4" calcext:value-type="float">
            <text:p>26783.4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8" calcext:value-type="float">
            <text:p>0.018</text:p>
          </table:table-cell>
          <table:table-cell office:value-type="float" office:value="71983.6" calcext:value-type="float">
            <text:p>71983.6</text:p>
          </table:table-cell>
          <table:table-cell/>
          <table:table-cell table:style-name="ce3" office:value-type="float" office:value="0.0682508" calcext:value-type="float">
            <text:p>0,068</text:p>
          </table:table-cell>
          <table:table-cell office:value-type="float" office:value="26.1269" calcext:value-type="float">
            <text:p>26.1269</text:p>
          </table:table-cell>
          <table:table-cell table:formula="of:=[.F21]*1000" office:value-type="float" office:value="26126.9" calcext:value-type="float">
            <text:p>26126.9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19" calcext:value-type="float">
            <text:p>0.019</text:p>
          </table:table-cell>
          <table:table-cell office:value-type="float" office:value="70134.2" calcext:value-type="float">
            <text:p>70134.2</text:p>
          </table:table-cell>
          <table:table-cell/>
          <table:table-cell table:style-name="ce3" office:value-type="float" office:value="0.079868" calcext:value-type="float">
            <text:p>0,080</text:p>
          </table:table-cell>
          <table:table-cell office:value-type="float" office:value="26.3457" calcext:value-type="float">
            <text:p>26.3457</text:p>
          </table:table-cell>
          <table:table-cell table:formula="of:=[.F22]*1000" office:value-type="float" office:value="26345.7" calcext:value-type="float">
            <text:p>26345.7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2" calcext:value-type="float">
            <text:p>0.02</text:p>
          </table:table-cell>
          <table:table-cell office:value-type="float" office:value="68338.9" calcext:value-type="float">
            <text:p>68338.9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21" calcext:value-type="float">
            <text:p>0.021</text:p>
          </table:table-cell>
          <table:table-cell office:value-type="float" office:value="66596" calcext:value-type="float">
            <text:p>66596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22" calcext:value-type="float">
            <text:p>0.022</text:p>
          </table:table-cell>
          <table:table-cell office:value-type="float" office:value="64903.6" calcext:value-type="float">
            <text:p>64903.6</text:p>
          </table:table-cell>
          <table:table-cell table:number-columns-repeated="6"/>
          <table:table-cell table:formula="of:=1/0.7" office:value-type="float" office:value="1.42857142857143" calcext:value-type="float">
            <text:p>1.4285714286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float" office:value="0.023" calcext:value-type="float">
            <text:p>0.023</text:p>
          </table:table-cell>
          <table:table-cell office:value-type="float" office:value="63260.3" calcext:value-type="float">
            <text:p>63260.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24" calcext:value-type="float">
            <text:p>0.024</text:p>
          </table:table-cell>
          <table:table-cell office:value-type="float" office:value="61664.3" calcext:value-type="float">
            <text:p>61664.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25" calcext:value-type="float">
            <text:p>0.025</text:p>
          </table:table-cell>
          <table:table-cell office:value-type="float" office:value="60114.1" calcext:value-type="float">
            <text:p>60114.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26" calcext:value-type="float">
            <text:p>0.026</text:p>
          </table:table-cell>
          <table:table-cell office:value-type="float" office:value="58608.4" calcext:value-type="float">
            <text:p>58608.4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27" calcext:value-type="float">
            <text:p>0.027</text:p>
          </table:table-cell>
          <table:table-cell office:value-type="float" office:value="57145.6" calcext:value-type="float">
            <text:p>57145.6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28" calcext:value-type="float">
            <text:p>0.028</text:p>
          </table:table-cell>
          <table:table-cell office:value-type="float" office:value="55724.4" calcext:value-type="float">
            <text:p>55724.4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29" calcext:value-type="float">
            <text:p>0.029</text:p>
          </table:table-cell>
          <table:table-cell office:value-type="float" office:value="54343.4" calcext:value-type="float">
            <text:p>54343.4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" calcext:value-type="float">
            <text:p>0.03</text:p>
          </table:table-cell>
          <table:table-cell office:value-type="float" office:value="53001.4" calcext:value-type="float">
            <text:p>53001.4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1" calcext:value-type="float">
            <text:p>0.031</text:p>
          </table:table-cell>
          <table:table-cell office:value-type="float" office:value="51697.1" calcext:value-type="float">
            <text:p>51697.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2" calcext:value-type="float">
            <text:p>0.032</text:p>
          </table:table-cell>
          <table:table-cell office:value-type="float" office:value="50429.4" calcext:value-type="float">
            <text:p>50429.4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3" calcext:value-type="float">
            <text:p>0.033</text:p>
          </table:table-cell>
          <table:table-cell office:value-type="float" office:value="49197.1" calcext:value-type="float">
            <text:p>49197.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4" calcext:value-type="float">
            <text:p>0.034</text:p>
          </table:table-cell>
          <table:table-cell office:value-type="float" office:value="47999.8" calcext:value-type="float">
            <text:p>47999.8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5" calcext:value-type="float">
            <text:p>0.035</text:p>
          </table:table-cell>
          <table:table-cell office:value-type="float" office:value="46837.2" calcext:value-type="float">
            <text:p>46837.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6" calcext:value-type="float">
            <text:p>0.036</text:p>
          </table:table-cell>
          <table:table-cell office:value-type="float" office:value="45709.1" calcext:value-type="float">
            <text:p>45709.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7" calcext:value-type="float">
            <text:p>0.037</text:p>
          </table:table-cell>
          <table:table-cell office:value-type="float" office:value="44615.3" calcext:value-type="float">
            <text:p>44615.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8" calcext:value-type="float">
            <text:p>0.038</text:p>
          </table:table-cell>
          <table:table-cell office:value-type="float" office:value="43555.7" calcext:value-type="float">
            <text:p>43555.7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39" calcext:value-type="float">
            <text:p>0.039</text:p>
          </table:table-cell>
          <table:table-cell office:value-type="float" office:value="42530" calcext:value-type="float">
            <text:p>42530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" calcext:value-type="float">
            <text:p>0.04</text:p>
          </table:table-cell>
          <table:table-cell office:value-type="float" office:value="41538.1" calcext:value-type="float">
            <text:p>41538.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1" calcext:value-type="float">
            <text:p>0.041</text:p>
          </table:table-cell>
          <table:table-cell office:value-type="float" office:value="40579.6" calcext:value-type="float">
            <text:p>40579.6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2" calcext:value-type="float">
            <text:p>0.042</text:p>
          </table:table-cell>
          <table:table-cell office:value-type="float" office:value="39654.5" calcext:value-type="float">
            <text:p>39654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3" calcext:value-type="float">
            <text:p>0.043</text:p>
          </table:table-cell>
          <table:table-cell office:value-type="float" office:value="38762.5" calcext:value-type="float">
            <text:p>38762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4" calcext:value-type="float">
            <text:p>0.044</text:p>
          </table:table-cell>
          <table:table-cell office:value-type="float" office:value="37903.4" calcext:value-type="float">
            <text:p>37903.4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5" calcext:value-type="float">
            <text:p>0.045</text:p>
          </table:table-cell>
          <table:table-cell office:value-type="float" office:value="37077" calcext:value-type="float">
            <text:p>37077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6" calcext:value-type="float">
            <text:p>0.046</text:p>
          </table:table-cell>
          <table:table-cell office:value-type="float" office:value="36283.1" calcext:value-type="float">
            <text:p>36283.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7" calcext:value-type="float">
            <text:p>0.047</text:p>
          </table:table-cell>
          <table:table-cell office:value-type="float" office:value="35521.5" calcext:value-type="float">
            <text:p>3552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8" calcext:value-type="float">
            <text:p>0.048</text:p>
          </table:table-cell>
          <table:table-cell office:value-type="float" office:value="34791.9" calcext:value-type="float">
            <text:p>34791.9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49" calcext:value-type="float">
            <text:p>0.049</text:p>
          </table:table-cell>
          <table:table-cell office:value-type="float" office:value="34094.2" calcext:value-type="float">
            <text:p>34094.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" calcext:value-type="float">
            <text:p>0.05</text:p>
          </table:table-cell>
          <table:table-cell office:value-type="float" office:value="33428.1" calcext:value-type="float">
            <text:p>33428.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1" calcext:value-type="float">
            <text:p>0.051</text:p>
          </table:table-cell>
          <table:table-cell office:value-type="float" office:value="32793.5" calcext:value-type="float">
            <text:p>32793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2" calcext:value-type="float">
            <text:p>0.052</text:p>
          </table:table-cell>
          <table:table-cell office:value-type="float" office:value="32190.2" calcext:value-type="float">
            <text:p>32190.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3" calcext:value-type="float">
            <text:p>0.053</text:p>
          </table:table-cell>
          <table:table-cell office:value-type="float" office:value="31617.9" calcext:value-type="float">
            <text:p>31617.9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4" calcext:value-type="float">
            <text:p>0.054</text:p>
          </table:table-cell>
          <table:table-cell office:value-type="float" office:value="31076.5" calcext:value-type="float">
            <text:p>31076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5" calcext:value-type="float">
            <text:p>0.055</text:p>
          </table:table-cell>
          <table:table-cell office:value-type="float" office:value="30565.7" calcext:value-type="float">
            <text:p>30565.7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6" calcext:value-type="float">
            <text:p>0.056</text:p>
          </table:table-cell>
          <table:table-cell office:value-type="float" office:value="30085.4" calcext:value-type="float">
            <text:p>30085.4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7" calcext:value-type="float">
            <text:p>0.057</text:p>
          </table:table-cell>
          <table:table-cell office:value-type="float" office:value="29635.5" calcext:value-type="float">
            <text:p>29635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8" calcext:value-type="float">
            <text:p>0.058</text:p>
          </table:table-cell>
          <table:table-cell office:value-type="float" office:value="29215.6" calcext:value-type="float">
            <text:p>29215.6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59" calcext:value-type="float">
            <text:p>0.059</text:p>
          </table:table-cell>
          <table:table-cell office:value-type="float" office:value="28825.8" calcext:value-type="float">
            <text:p>28825.8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" calcext:value-type="float">
            <text:p>0.06</text:p>
          </table:table-cell>
          <table:table-cell office:value-type="float" office:value="28465.8" calcext:value-type="float">
            <text:p>28465.8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1" calcext:value-type="float">
            <text:p>0.061</text:p>
          </table:table-cell>
          <table:table-cell office:value-type="float" office:value="28135.5" calcext:value-type="float">
            <text:p>28135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2" calcext:value-type="float">
            <text:p>0.062</text:p>
          </table:table-cell>
          <table:table-cell office:value-type="float" office:value="27834.7" calcext:value-type="float">
            <text:p>27834.7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3" calcext:value-type="float">
            <text:p>0.063</text:p>
          </table:table-cell>
          <table:table-cell office:value-type="float" office:value="27563.3" calcext:value-type="float">
            <text:p>27563.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4" calcext:value-type="float">
            <text:p>0.064</text:p>
          </table:table-cell>
          <table:table-cell office:value-type="float" office:value="27321.2" calcext:value-type="float">
            <text:p>27321.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5" calcext:value-type="float">
            <text:p>0.065</text:p>
          </table:table-cell>
          <table:table-cell office:value-type="float" office:value="27108.3" calcext:value-type="float">
            <text:p>27108.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6" calcext:value-type="float">
            <text:p>0.066</text:p>
          </table:table-cell>
          <table:table-cell office:value-type="float" office:value="26924.6" calcext:value-type="float">
            <text:p>26924.6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7" calcext:value-type="float">
            <text:p>0.067</text:p>
          </table:table-cell>
          <table:table-cell office:value-type="float" office:value="26769.8" calcext:value-type="float">
            <text:p>26769.8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8" calcext:value-type="float">
            <text:p>0.068</text:p>
          </table:table-cell>
          <table:table-cell office:value-type="float" office:value="26644" calcext:value-type="float">
            <text:p>26644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69" calcext:value-type="float">
            <text:p>0.069</text:p>
          </table:table-cell>
          <table:table-cell office:value-type="float" office:value="26547.1" calcext:value-type="float">
            <text:p>26547.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" calcext:value-type="float">
            <text:p>0.07</text:p>
          </table:table-cell>
          <table:table-cell office:value-type="float" office:value="26479" calcext:value-type="float">
            <text:p>26479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1" calcext:value-type="float">
            <text:p>0.071</text:p>
          </table:table-cell>
          <table:table-cell office:value-type="float" office:value="26440.2" calcext:value-type="float">
            <text:p>26440.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2" calcext:value-type="float">
            <text:p>0.072</text:p>
          </table:table-cell>
          <table:table-cell office:value-type="float" office:value="26433.9" calcext:value-type="float">
            <text:p>26433.9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3" calcext:value-type="float">
            <text:p>0.073</text:p>
          </table:table-cell>
          <table:table-cell office:value-type="float" office:value="26432.2" calcext:value-type="float">
            <text:p>26432.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4" calcext:value-type="float">
            <text:p>0.074</text:p>
          </table:table-cell>
          <table:table-cell office:value-type="float" office:value="26431.7" calcext:value-type="float">
            <text:p>26431.7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5" calcext:value-type="float">
            <text:p>0.075</text:p>
          </table:table-cell>
          <table:table-cell office:value-type="float" office:value="26431.6" calcext:value-type="float">
            <text:p>26431.6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6" calcext:value-type="float">
            <text:p>0.076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7" calcext:value-type="float">
            <text:p>0.077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8" calcext:value-type="float">
            <text:p>0.078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79" calcext:value-type="float">
            <text:p>0.079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" calcext:value-type="float">
            <text:p>0.08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1" calcext:value-type="float">
            <text:p>0.081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2" calcext:value-type="float">
            <text:p>0.082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3" calcext:value-type="float">
            <text:p>0.083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4" calcext:value-type="float">
            <text:p>0.084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5" calcext:value-type="float">
            <text:p>0.085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6" calcext:value-type="float">
            <text:p>0.086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7" calcext:value-type="float">
            <text:p>0.087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8" calcext:value-type="float">
            <text:p>0.088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89" calcext:value-type="float">
            <text:p>0.089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" calcext:value-type="float">
            <text:p>0.09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1" calcext:value-type="float">
            <text:p>0.091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2" calcext:value-type="float">
            <text:p>0.092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3" calcext:value-type="float">
            <text:p>0.093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4" calcext:value-type="float">
            <text:p>0.094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5" calcext:value-type="float">
            <text:p>0.095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6" calcext:value-type="float">
            <text:p>0.096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7" calcext:value-type="float">
            <text:p>0.097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8" calcext:value-type="float">
            <text:p>0.098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099" calcext:value-type="float">
            <text:p>0.099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0.1" calcext:value-type="float">
            <text:p>0.1</text:p>
          </table:table-cell>
          <table:table-cell office:value-type="float" office:value="26431.5" calcext:value-type="float">
            <text:p>26431.5</text:p>
          </table:table-cell>
          <table:table-cell table:number-columns-repeated="1021"/>
        </table:table-row>
        <table:table-row table:style-name="ro1" table:number-rows-repeated="100">
          <table:table-cell table:style-name="ce2"/>
          <table:table-cell table:number-columns-repeated="1023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431.5" calcext:value-type="float">
            <text:p>26431.5</text:p>
          </table:table-cell>
          <table:table-cell table:number-columns-repeated="1020"/>
        </table:table-row>
        <table:table-row table:style-name="ro1" table:number-rows-repeated="1047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08:57:33.261989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5:10:25.307444115</meta:creation-date>
    <dc:date>2018-03-18T09:00:29.179382777</dc:date>
    <meta:editing-duration>PT1H31M46S</meta:editing-duration>
    <meta:editing-cycles>7</meta:editing-cycles>
    <meta:generator>LibreOffice/5.1.6.2$Linux_X86_64 LibreOffice_project/10m0$Build-2</meta:generator>
    <meta:document-statistic meta:table-count="2" meta:cell-count="10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0.0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57cm" svg:y="0.316cm" chart:style-name="ch2">
          <text:p>Decompression Example - Single Chamber</text:p>
        </chart:title>
        <chart:legend svg:x="10.229cm" svg:y="1.411cm" style:legend-expansion="custom" chartooo:width="5.314cm" chartooo:height="1.096cm" style:legend-expansion-aspect-ratio="4.8485401459854" chart:style-name="ch3"/>
        <chart:plot-area chart:style-name="ch4" table:cell-range-address="'Single Chamber'.B3:'Single Chamber'.C103 'Single Chamber'.B1:'Single Chamber'.B1 'Single Chamber'.E1:'Single Chamber'.E1 'Single Chamber'.G3:'Single Chamber'.G22" chart:data-source-has-labels="row" svg:x="1.331cm" svg:y="1.275cm" svg:width="14.349cm" svg:height="6.564cm">
          <chartooo:coordinate-region svg:x="2.508cm" svg:y="1.474cm" svg:width="12.655cm" svg:height="5.718cm"/>
          <chart:axis chart:dimension="x" chart:name="primary-x" chart:style-name="ch5">
            <chart:title svg:x="7.879cm" svg:y="8.019cm" chart:style-name="ch6">
              <text:p>Time (s)</text:p>
            </chart:title>
          </chart:axis>
          <chart:axis chart:dimension="y" chart:name="primary-y" chart:style-name="ch7">
            <chart:title svg:x="0.451cm" svg:y="5.606cm" chart:style-name="ch8">
              <text:p>Pressure (Pa)</text:p>
            </chart:title>
            <chart:grid chart:style-name="ch9" chart:class="major"/>
          </chart:axis>
          <chart:series chart:style-name="ch10" chart:values-cell-range-address="'Single Chamber'.C3:'Single Chamber'.C103" chart:label-cell-address="'Single Chamber'.B1:'Single Chamber'.B1" chart:class="chart:scatter">
            <chart:domain table:cell-range-address="'Single Chamber'.B3:'Single Chamber'.B103"/>
            <chart:data-point chart:repeated="101"/>
          </chart:series>
          <chart:series chart:style-name="ch11" chart:values-cell-range-address="'Single Chamber'.G3:'Single Chamber'.G22" chart:label-cell-address="'Single Chamber'.E1:'Single Chamber'.E1" chart:class="chart:scatter">
            <chart:domain table:cell-range-address="'Single Chamber'.E3:'Single Chamber'.E22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compression Calculation</text:p>
                <draw:g>
                  <svg:desc>'Single Chamber'.B1:'Single Chamber'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Pagani &amp; Carrera (2016)</text:p>
                <draw:g>
                  <svg:desc>'Single Chamber'.E1:'Single Chamber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Chamber'.B3:'Single Chamber'.B103</svg:desc>
                </draw:g>
              </table:table-cell>
              <table:table-cell office:value-type="float" office:value="117013">
                <text:p>117013</text:p>
                <draw:g>
                  <svg:desc>'Single Chamber'.C3:'Single Chamber'.C103</svg:desc>
                </draw:g>
              </table:table-cell>
              <table:table-cell office:value-type="float" office:value="0">
                <text:p>0</text:p>
                <draw:g>
                  <svg:desc>'Single Chamber'.E3:'Single Chamber'.E22</svg:desc>
                </draw:g>
              </table:table-cell>
              <table:table-cell office:value-type="float" office:value="116937">
                <text:p>116937</text:p>
                <draw:g>
                  <svg:desc>'Single Chamber'.G3:'Single Chamber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13794.1">
                <text:p>113794.1</text:p>
              </table:table-cell>
              <table:table-cell office:value-type="float" office:value="0.00369637">
                <text:p>0.00369637</text:p>
              </table:table-cell>
              <table:table-cell office:value-type="float" office:value="105339">
                <text:p>105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110676">
                <text:p>110676</text:p>
              </table:table-cell>
              <table:table-cell office:value-type="float" office:value="0.00726073">
                <text:p>0.00726073</text:p>
              </table:table-cell>
              <table:table-cell office:value-type="float" office:value="95492.3">
                <text:p>9549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07655.1">
                <text:p>107655.1</text:p>
              </table:table-cell>
              <table:table-cell office:value-type="float" office:value="0.0113531">
                <text:p>0.0113531</text:p>
              </table:table-cell>
              <table:table-cell office:value-type="float" office:value="85864.3">
                <text:p>8586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04728.1">
                <text:p>104728.1</text:p>
              </table:table-cell>
              <table:table-cell office:value-type="float" office:value="0.0149175">
                <text:p>0.0149175</text:p>
              </table:table-cell>
              <table:table-cell office:value-type="float" office:value="77986.9">
                <text:p>7798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101891.7">
                <text:p>101891.7</text:p>
              </table:table-cell>
              <table:table-cell office:value-type="float" office:value="0.0186139">
                <text:p>0.0186139</text:p>
              </table:table-cell>
              <table:table-cell office:value-type="float" office:value="70765.9">
                <text:p>7076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99142.8">
                <text:p>99142.8</text:p>
              </table:table-cell>
              <table:table-cell office:value-type="float" office:value="0.0225743">
                <text:p>0.0225743</text:p>
              </table:table-cell>
              <table:table-cell office:value-type="float" office:value="63763.7">
                <text:p>6376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96478.3">
                <text:p>96478.3</text:p>
              </table:table-cell>
              <table:table-cell office:value-type="float" office:value="0.0261386">
                <text:p>0.0261386</text:p>
              </table:table-cell>
              <table:table-cell office:value-type="float" office:value="58293.2">
                <text:p>5829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93895.3">
                <text:p>93895.3</text:p>
              </table:table-cell>
              <table:table-cell office:value-type="float" office:value="0.029967">
                <text:p>0.029967</text:p>
              </table:table-cell>
              <table:table-cell office:value-type="float" office:value="52822.8">
                <text:p>5282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91391">
                <text:p>91391</text:p>
              </table:table-cell>
              <table:table-cell office:value-type="float" office:value="0.0320792">
                <text:p>0.0320792</text:p>
              </table:table-cell>
              <table:table-cell office:value-type="float" office:value="49759.3">
                <text:p>497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88962.8">
                <text:p>88962.8</text:p>
              </table:table-cell>
              <table:table-cell office:value-type="float" office:value="0.0365677">
                <text:p>0.0365677</text:p>
              </table:table-cell>
              <table:table-cell office:value-type="float" office:value="44945.3">
                <text:p>44945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86608.1">
                <text:p>86608.1</text:p>
              </table:table-cell>
              <table:table-cell office:value-type="float" office:value="0.040396">
                <text:p>0.040396</text:p>
              </table:table-cell>
              <table:table-cell office:value-type="float" office:value="41006.6">
                <text:p>4100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84324.3">
                <text:p>84324.3</text:p>
              </table:table-cell>
              <table:table-cell office:value-type="float" office:value="0.0443564">
                <text:p>0.0443564</text:p>
              </table:table-cell>
              <table:table-cell office:value-type="float" office:value="37067.8">
                <text:p>3706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82109.1">
                <text:p>82109.1</text:p>
              </table:table-cell>
              <table:table-cell office:value-type="float" office:value="0.0484488">
                <text:p>0.0484488</text:p>
              </table:table-cell>
              <table:table-cell office:value-type="float" office:value="34223.2">
                <text:p>3422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79960.1">
                <text:p>79960.1</text:p>
              </table:table-cell>
              <table:table-cell office:value-type="float" office:value="0.0525413">
                <text:p>0.0525413</text:p>
              </table:table-cell>
              <table:table-cell office:value-type="float" office:value="31816.2">
                <text:p>3181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77875.2">
                <text:p>77875.2</text:p>
              </table:table-cell>
              <table:table-cell office:value-type="float" office:value="0.0566337">
                <text:p>0.0566337</text:p>
              </table:table-cell>
              <table:table-cell office:value-type="float" office:value="29409.2">
                <text:p>2940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75852.1">
                <text:p>75852.1</text:p>
              </table:table-cell>
              <table:table-cell office:value-type="float" office:value="0.06033">
                <text:p>0.06033</text:p>
              </table:table-cell>
              <table:table-cell office:value-type="float" office:value="27877.5">
                <text:p>2787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73888.9">
                <text:p>73888.9</text:p>
              </table:table-cell>
              <table:table-cell office:value-type="float" office:value="0.0642904">
                <text:p>0.0642904</text:p>
              </table:table-cell>
              <table:table-cell office:value-type="float" office:value="26783.4">
                <text:p>2678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71983.6">
                <text:p>71983.6</text:p>
              </table:table-cell>
              <table:table-cell office:value-type="float" office:value="0.0682508">
                <text:p>0.0682508</text:p>
              </table:table-cell>
              <table:table-cell office:value-type="float" office:value="26126.9">
                <text:p>26126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70134.2">
                <text:p>70134.2</text:p>
              </table:table-cell>
              <table:table-cell office:value-type="float" office:value="0.079868">
                <text:p>0.079868</text:p>
              </table:table-cell>
              <table:table-cell office:value-type="float" office:value="26345.7">
                <text:p>26345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68338.9">
                <text:p>6833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66596">
                <text:p>6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64903.6">
                <text:p>6490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63260.3">
                <text:p>6326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61664.3">
                <text:p>6166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60114.1">
                <text:p>601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58608.4">
                <text:p>5860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57145.6">
                <text:p>5714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55724.4">
                <text:p>557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54343.4">
                <text:p>543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53001.4">
                <text:p>5300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51697.1">
                <text:p>516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50429.4">
                <text:p>5042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49197.1">
                <text:p>49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47999.8">
                <text:p>479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46837.2">
                <text:p>468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45709.1">
                <text:p>4570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44615.3">
                <text:p>4461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43555.7">
                <text:p>4355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42530">
                <text:p>4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41538.1">
                <text:p>4153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40579.6">
                <text:p>4057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39654.5">
                <text:p>396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38762.5">
                <text:p>387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37903.4">
                <text:p>379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37077">
                <text:p>3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36283.1">
                <text:p>3628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35521.5">
                <text:p>355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34791.9">
                <text:p>3479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34094.2">
                <text:p>340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33428.1">
                <text:p>3342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32793.5">
                <text:p>327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32190.2">
                <text:p>321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31617.9">
                <text:p>316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31076.5">
                <text:p>3107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30565.7">
                <text:p>3056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30085.4">
                <text:p>3008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29635.5">
                <text:p>2963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29215.6">
                <text:p>292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28825.8">
                <text:p>2882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28465.8">
                <text:p>2846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28135.5">
                <text:p>2813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27834.7">
                <text:p>278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27563.3">
                <text:p>2756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27321.2">
                <text:p>273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27108.3">
                <text:p>2710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26924.6">
                <text:p>269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26769.8">
                <text:p>2676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26644">
                <text:p>26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26547.1">
                <text:p>2654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26479">
                <text:p>2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26440.2">
                <text:p>2644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26433.9">
                <text:p>2643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26432.2">
                <text:p>2643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26431.7">
                <text:p>264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26431.6">
                <text:p>264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26431.5">
                <text:p>26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